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en" fo:country="US" fo:font-style="normal" fo:font-weight="normal" officeooo:rsid="001534d1" officeooo:paragraph-rsid="0015a496" style:font-size-asian="12.25pt" style:font-style-asian="normal" style:font-weight-asian="normal" style:font-size-complex="14pt" style:font-style-complex="normal" style:font-weight-complex="normal"/>
    </style:style>
    <style:style style:name="P2" style:family="paragraph" style:parent-style-name="Standard">
      <style:text-properties fo:font-size="14pt" fo:language="en" fo:country="US" fo:font-style="normal" fo:font-weight="normal" officeooo:rsid="0015a496" officeooo:paragraph-rsid="0015a496" style:font-size-asian="12.25pt" style:font-style-asian="normal" style:font-weight-asian="normal" style:font-size-complex="14pt" style:font-style-complex="normal" style:font-weight-complex="normal"/>
    </style:style>
    <style:style style:name="P3" style:family="paragraph" style:parent-style-name="Standard">
      <style:text-properties fo:font-size="14pt" fo:language="en" fo:country="US" fo:font-style="normal" fo:font-weight="normal" officeooo:rsid="001b8f1c" officeooo:paragraph-rsid="001b8f1c" style:font-size-asian="12.25pt" style:font-style-asian="normal" style:font-weight-asian="normal" style:font-size-complex="14pt" style:font-style-complex="normal" style:font-weight-complex="normal"/>
    </style:style>
    <style:style style:name="P4" style:family="paragraph" style:parent-style-name="Standard">
      <style:text-properties fo:font-size="14pt" fo:language="en" fo:country="US" fo:font-style="normal" fo:font-weight="normal" officeooo:rsid="001b8f1c" officeooo:paragraph-rsid="0015a496" style:font-size-asian="12.25pt" style:font-style-asian="normal" style:font-weight-asian="normal" style:font-size-complex="14pt" style:font-style-complex="normal" style:font-weight-complex="normal"/>
    </style:style>
    <style:style style:name="P5" style:family="paragraph" style:parent-style-name="Standard">
      <style:text-properties fo:font-size="14pt" fo:language="en" fo:country="US" fo:font-style="normal" fo:font-weight="normal" officeooo:rsid="001bb5ff" officeooo:paragraph-rsid="003144f1" style:font-size-asian="12.25pt" style:font-style-asian="normal" style:font-weight-asian="normal" style:font-size-complex="14pt" style:font-style-complex="normal" style:font-weight-complex="normal"/>
    </style:style>
    <style:style style:name="P6" style:family="paragraph" style:parent-style-name="Standard">
      <style:text-properties fo:font-size="14pt" fo:language="en" fo:country="US" fo:font-style="normal" fo:font-weight="normal" officeooo:rsid="001bb5ff" officeooo:paragraph-rsid="00210576" style:font-size-asian="12.25pt" style:font-style-asian="normal" style:font-weight-asian="normal" style:font-size-complex="14pt" style:font-style-complex="normal" style:font-weight-complex="normal"/>
    </style:style>
    <style:style style:name="P7" style:family="paragraph" style:parent-style-name="Standard">
      <style:text-properties fo:font-size="14pt" fo:language="en" fo:country="US" fo:font-style="normal" fo:font-weight="normal" officeooo:rsid="001f6821" officeooo:paragraph-rsid="003144f1" style:font-size-asian="12.25pt" style:font-style-asian="normal" style:font-weight-asian="normal" style:font-size-complex="14pt" style:font-style-complex="normal" style:font-weight-complex="normal"/>
    </style:style>
    <style:style style:name="P8" style:family="paragraph" style:parent-style-name="Standard">
      <style:text-properties fo:font-size="14pt" fo:language="en" fo:country="US" fo:font-style="normal" fo:font-weight="normal" officeooo:rsid="00210576" officeooo:paragraph-rsid="00210576" style:font-size-asian="12.25pt" style:font-style-asian="normal" style:font-weight-asian="normal" style:font-size-complex="14pt" style:font-style-complex="normal" style:font-weight-complex="normal"/>
    </style:style>
    <style:style style:name="P9" style:family="paragraph" style:parent-style-name="Standard">
      <style:text-properties fo:font-size="14pt" fo:language="en" fo:country="US" fo:font-style="normal" fo:font-weight="normal" officeooo:rsid="00210576" officeooo:paragraph-rsid="0022ca5e" style:font-size-asian="12.25pt" style:font-style-asian="normal" style:font-weight-asian="normal" style:font-size-complex="14pt" style:font-style-complex="normal" style:font-weight-complex="normal"/>
    </style:style>
    <style:style style:name="P10" style:family="paragraph" style:parent-style-name="Standard">
      <style:text-properties fo:font-size="14pt" fo:language="en" fo:country="US" fo:font-style="normal" fo:font-weight="normal" officeooo:rsid="0022ca5e" officeooo:paragraph-rsid="0022ca5e" style:font-size-asian="12.25pt" style:font-style-asian="normal" style:font-weight-asian="normal" style:font-size-complex="14pt" style:font-style-complex="normal" style:font-weight-complex="normal"/>
    </style:style>
    <style:style style:name="P11" style:family="paragraph" style:parent-style-name="Standard">
      <style:text-properties fo:font-size="14pt" fo:language="en" fo:country="US" fo:font-style="normal" fo:font-weight="normal" officeooo:rsid="0014f3ac" officeooo:paragraph-rsid="0015a496" style:font-size-asian="12.25pt" style:font-style-asian="normal" style:font-weight-asian="normal" style:font-size-complex="14pt" style:font-style-complex="normal" style:font-weight-complex="normal"/>
    </style:style>
    <style:style style:name="P12" style:family="paragraph" style:parent-style-name="Standard">
      <style:text-properties fo:font-size="14pt" fo:language="en" fo:country="US" fo:font-style="normal" fo:font-weight="normal" officeooo:rsid="002344e5" officeooo:paragraph-rsid="002344e5" style:font-size-asian="12.25pt" style:font-style-asian="normal" style:font-weight-asian="normal" style:font-size-complex="14pt" style:font-style-complex="normal" style:font-weight-complex="normal"/>
    </style:style>
    <style:style style:name="P13" style:family="paragraph" style:parent-style-name="Standard">
      <style:text-properties fo:font-size="14pt" fo:language="en" fo:country="US" fo:font-style="normal" fo:font-weight="normal" officeooo:rsid="002344e5" officeooo:paragraph-rsid="0032762d" style:font-size-asian="12.25pt" style:font-style-asian="normal" style:font-weight-asian="normal" style:font-size-complex="14pt" style:font-style-complex="normal" style:font-weight-complex="normal"/>
    </style:style>
    <style:style style:name="P14" style:family="paragraph" style:parent-style-name="Standard">
      <style:text-properties fo:font-size="14pt" fo:language="en" fo:country="US" fo:font-style="normal" fo:font-weight="normal" officeooo:rsid="00246a18" officeooo:paragraph-rsid="0032762d" style:font-size-asian="12.25pt" style:font-style-asian="normal" style:font-weight-asian="normal" style:font-size-complex="14pt" style:font-style-complex="normal" style:font-weight-complex="normal"/>
    </style:style>
    <style:style style:name="P15" style:family="paragraph" style:parent-style-name="Standard">
      <style:text-properties fo:font-size="14pt" fo:language="en" fo:country="US" fo:font-style="normal" fo:font-weight="normal" officeooo:rsid="00246a18" officeooo:paragraph-rsid="00246a18" style:font-size-asian="12.25pt" style:font-style-asian="normal" style:font-weight-asian="normal" style:font-size-complex="14pt" style:font-style-complex="normal" style:font-weight-complex="normal"/>
    </style:style>
    <style:style style:name="P16" style:family="paragraph" style:parent-style-name="Standard">
      <style:text-properties fo:font-size="14pt" fo:language="en" fo:country="US" fo:font-style="normal" fo:font-weight="normal" officeooo:rsid="0024d432" officeooo:paragraph-rsid="0024d432" style:font-size-asian="12.25pt" style:font-style-asian="normal" style:font-weight-asian="normal" style:font-size-complex="14pt" style:font-style-complex="normal" style:font-weight-complex="normal"/>
    </style:style>
    <style:style style:name="P17" style:family="paragraph" style:parent-style-name="Standard">
      <style:text-properties fo:font-size="14pt" fo:language="en" fo:country="US" fo:font-style="normal" fo:font-weight="normal" officeooo:rsid="00257dbc" officeooo:paragraph-rsid="00257dbc" style:font-size-asian="12.25pt" style:font-style-asian="normal" style:font-weight-asian="normal" style:font-size-complex="14pt" style:font-style-complex="normal" style:font-weight-complex="normal"/>
    </style:style>
    <style:style style:name="P18" style:family="paragraph" style:parent-style-name="Standard">
      <style:text-properties fo:font-size="14pt" fo:language="en" fo:country="US" fo:font-style="normal" fo:font-weight="normal" officeooo:rsid="00257dbc" officeooo:paragraph-rsid="0025d369" style:font-size-asian="12.25pt" style:font-style-asian="normal" style:font-weight-asian="normal" style:font-size-complex="14pt" style:font-style-complex="normal" style:font-weight-complex="normal"/>
    </style:style>
    <style:style style:name="P19" style:family="paragraph" style:parent-style-name="Standard">
      <style:text-properties fo:font-size="14pt" fo:language="en" fo:country="US" fo:font-style="normal" fo:font-weight="normal" officeooo:rsid="0025d369" officeooo:paragraph-rsid="0025d369" style:font-size-asian="12.25pt" style:font-style-asian="normal" style:font-weight-asian="normal" style:font-size-complex="14pt" style:font-style-complex="normal" style:font-weight-complex="normal"/>
    </style:style>
    <style:style style:name="P20" style:family="paragraph" style:parent-style-name="Standard">
      <style:text-properties fo:font-size="14pt" fo:language="en" fo:country="US" fo:font-style="normal" fo:font-weight="normal" officeooo:rsid="00272ecb" officeooo:paragraph-rsid="0038a322" style:font-size-asian="12.25pt" style:font-style-asian="normal" style:font-weight-asian="normal" style:font-size-complex="14pt" style:font-style-complex="normal" style:font-weight-complex="normal"/>
    </style:style>
    <style:style style:name="P21" style:family="paragraph" style:parent-style-name="Standard">
      <style:text-properties fo:font-size="14pt" fo:language="en" fo:country="US" fo:font-style="normal" fo:font-weight="normal" officeooo:rsid="002a52c8" officeooo:paragraph-rsid="00347750" style:font-size-asian="12.25pt" style:font-style-asian="normal" style:font-weight-asian="normal" style:font-size-complex="14pt" style:font-style-complex="normal" style:font-weight-complex="normal"/>
    </style:style>
    <style:style style:name="P22" style:family="paragraph" style:parent-style-name="Standard">
      <style:text-properties fo:font-size="14pt" fo:language="en" fo:country="US" fo:font-style="normal" fo:font-weight="normal" officeooo:rsid="002a52c8" officeooo:paragraph-rsid="002a52c8" style:font-size-asian="12.25pt" style:font-style-asian="normal" style:font-weight-asian="normal" style:font-size-complex="14pt" style:font-style-complex="normal" style:font-weight-complex="normal"/>
    </style:style>
    <style:style style:name="P23" style:family="paragraph" style:parent-style-name="Standard">
      <style:text-properties fo:font-size="14pt" fo:language="en" fo:country="US" fo:font-style="normal" fo:font-weight="normal" officeooo:rsid="002d61a1" officeooo:paragraph-rsid="002d61a1" style:font-size-asian="12.25pt" style:font-style-asian="normal" style:font-weight-asian="normal" style:font-size-complex="14pt" style:font-style-complex="normal" style:font-weight-complex="normal"/>
    </style:style>
    <style:style style:name="P24" style:family="paragraph" style:parent-style-name="Standard">
      <style:text-properties fo:font-size="14pt" fo:language="en" fo:country="US" fo:font-style="normal" fo:font-weight="normal" officeooo:rsid="003067ec" officeooo:paragraph-rsid="003ad5fa" style:font-size-asian="12.25pt" style:font-style-asian="normal" style:font-weight-asian="normal" style:font-size-complex="14pt" style:font-style-complex="normal" style:font-weight-complex="normal"/>
    </style:style>
    <style:style style:name="P25" style:family="paragraph" style:parent-style-name="Standard">
      <style:text-properties fo:font-size="14pt" fo:language="en" fo:country="US" fo:font-style="normal" fo:font-weight="normal" officeooo:rsid="003067ec" officeooo:paragraph-rsid="003067ec" style:font-size-asian="12.25pt" style:font-style-asian="normal" style:font-weight-asian="normal" style:font-size-complex="14pt" style:font-style-complex="normal" style:font-weight-complex="normal"/>
    </style:style>
    <style:style style:name="P26" style:family="paragraph" style:parent-style-name="Standard">
      <style:text-properties fo:font-size="14pt" fo:language="en" fo:country="US" fo:font-style="normal" fo:font-weight="normal" officeooo:rsid="002f952d" officeooo:paragraph-rsid="002f952d" style:font-size-asian="12.25pt" style:font-style-asian="normal" style:font-weight-asian="normal" style:font-size-complex="14pt" style:font-style-complex="normal" style:font-weight-complex="normal"/>
    </style:style>
    <style:style style:name="P27" style:family="paragraph" style:parent-style-name="Standard">
      <style:text-properties fo:font-size="14pt" fo:language="en" fo:country="US" fo:font-style="normal" fo:font-weight="normal" officeooo:rsid="003fc462" officeooo:paragraph-rsid="003fc462" style:font-size-asian="12.25pt" style:font-style-asian="normal" style:font-weight-asian="normal" style:font-size-complex="14pt" style:font-style-complex="normal" style:font-weight-complex="normal"/>
    </style:style>
    <style:style style:name="P28" style:family="paragraph" style:parent-style-name="Standard">
      <style:text-properties fo:font-size="14pt" fo:language="en" fo:country="US" fo:font-style="normal" fo:font-weight="normal" officeooo:rsid="0040c6e0" officeooo:paragraph-rsid="0040c6e0" style:font-size-asian="12.25pt" style:font-style-asian="normal" style:font-weight-asian="normal" style:font-size-complex="14pt" style:font-style-complex="normal" style:font-weight-complex="normal"/>
    </style:style>
    <style:style style:name="P29" style:family="paragraph" style:parent-style-name="Standard">
      <style:text-properties fo:font-size="14pt" fo:language="en" fo:country="US" fo:font-style="normal" fo:font-weight="normal" officeooo:rsid="00436516" officeooo:paragraph-rsid="00436516" style:font-size-asian="12.25pt" style:font-style-asian="normal" style:font-weight-asian="normal" style:font-size-complex="14pt" style:font-style-complex="normal" style:font-weight-complex="normal"/>
    </style:style>
    <style:style style:name="P30" style:family="paragraph" style:parent-style-name="Standard">
      <style:text-properties fo:font-size="14pt" fo:language="en" fo:country="US" fo:font-style="normal" fo:font-weight="normal" officeooo:rsid="00455c94" officeooo:paragraph-rsid="00455c94" style:font-size-asian="12.25pt" style:font-style-asian="normal" style:font-weight-asian="normal" style:font-size-complex="14pt" style:font-style-complex="normal" style:font-weight-complex="normal"/>
    </style:style>
    <style:style style:name="P31" style:family="paragraph" style:parent-style-name="Standard">
      <style:text-properties fo:font-size="14pt" fo:language="en" fo:country="US" fo:font-style="normal" fo:font-weight="normal" officeooo:rsid="003ad5fa" officeooo:paragraph-rsid="003ad5fa" style:font-size-asian="12.25pt" style:font-style-asian="normal" style:font-weight-asian="normal" style:font-size-complex="14pt" style:font-style-complex="normal" style:font-weight-complex="normal"/>
    </style:style>
    <style:style style:name="P32" style:family="paragraph" style:parent-style-name="Standard">
      <style:text-properties fo:font-size="14pt" fo:language="en" fo:country="US" fo:font-style="normal" fo:font-weight="normal" officeooo:rsid="0049f4ce" officeooo:paragraph-rsid="0049f4ce" style:font-size-asian="12.25pt" style:font-style-asian="normal" style:font-weight-asian="normal" style:font-size-complex="14pt" style:font-style-complex="normal" style:font-weight-complex="normal"/>
    </style:style>
    <style:style style:name="P33" style:family="paragraph" style:parent-style-name="Standard">
      <style:text-properties fo:font-size="14pt" fo:language="en" fo:country="US" fo:font-style="normal" fo:font-weight="bold" officeooo:rsid="003ad5fa" officeooo:paragraph-rsid="003ad5fa" style:font-size-asian="12.25pt" style:font-style-asian="normal" style:font-weight-asian="bold" style:font-size-complex="14pt" style:font-style-complex="normal" style:font-weight-complex="bold"/>
    </style:style>
    <style:style style:name="P34" style:family="paragraph" style:parent-style-name="Standard">
      <style:text-properties fo:font-size="14pt" fo:language="en" fo:country="US" fo:font-style="italic" fo:font-weight="normal" officeooo:rsid="001a30ce" officeooo:paragraph-rsid="001a30ce" style:font-size-asian="12.25pt" style:font-style-asian="italic" style:font-weight-asian="normal" style:font-size-complex="14pt" style:font-style-complex="italic" style:font-weight-complex="normal"/>
    </style:style>
    <style:style style:name="P35" style:family="paragraph" style:parent-style-name="Standard">
      <style:text-properties fo:font-size="20pt" fo:language="en" fo:country="US" fo:font-style="normal" fo:font-weight="bold" officeooo:rsid="00272ecb" officeooo:paragraph-rsid="00272ecb" style:font-size-asian="20pt" style:font-style-asian="normal" style:font-weight-asian="bold" style:font-size-complex="20pt" style:font-style-complex="normal" style:font-weight-complex="bold"/>
    </style:style>
    <style:style style:name="P36" style:family="paragraph" style:parent-style-name="Standard">
      <style:text-properties fo:font-size="20pt" fo:language="en" fo:country="US" fo:font-style="normal" fo:font-weight="bold" officeooo:rsid="002a52c8" officeooo:paragraph-rsid="002d61a1" style:font-size-asian="20pt" style:font-style-asian="normal" style:font-weight-asian="bold" style:font-size-complex="20pt" style:font-style-complex="normal" style:font-weight-complex="bold"/>
    </style:style>
    <style:style style:name="P37" style:family="paragraph" style:parent-style-name="Standard">
      <style:text-properties fo:font-size="20pt" fo:language="en" fo:country="US" fo:font-style="normal" fo:font-weight="bold" officeooo:rsid="002d61a1" officeooo:paragraph-rsid="002d61a1" style:font-size-asian="20pt" style:font-style-asian="normal" style:font-weight-asian="bold" style:font-size-complex="20pt" style:font-style-complex="normal" style:font-weight-complex="bold"/>
    </style:style>
    <style:style style:name="P38" style:family="paragraph" style:parent-style-name="Standard">
      <style:text-properties fo:font-size="20pt" fo:language="en" fo:country="US" fo:font-style="normal" fo:font-weight="normal" officeooo:rsid="00272ecb" officeooo:paragraph-rsid="00272ecb" style:font-size-asian="20pt" style:font-style-asian="normal" style:font-weight-asian="normal" style:font-size-complex="20pt" style:font-style-complex="normal" style:font-weight-complex="normal"/>
    </style:style>
    <style:style style:name="P39" style:family="paragraph" style:parent-style-name="Standard">
      <style:text-properties fo:font-size="20pt" fo:language="en" fo:country="US" fo:font-style="normal" fo:font-weight="normal" officeooo:rsid="00272ecb" officeooo:paragraph-rsid="003ad5fa" style:font-size-asian="20pt" style:font-style-asian="normal" style:font-weight-asian="normal" style:font-size-complex="20pt" style:font-style-complex="normal" style:font-weight-complex="normal"/>
    </style:style>
    <style:style style:name="P40" style:family="paragraph" style:parent-style-name="Standard">
      <style:text-properties fo:font-size="18pt" fo:language="en" fo:country="US" fo:font-style="normal" fo:font-weight="bold" officeooo:rsid="001b8f1c" officeooo:paragraph-rsid="001b8f1c" style:font-size-asian="18pt" style:font-style-asian="normal" style:font-weight-asian="bold" style:font-size-complex="18pt" style:font-style-complex="normal" style:font-weight-complex="bold"/>
    </style:style>
    <style:style style:name="P41" style:family="paragraph" style:parent-style-name="Standard">
      <style:text-properties fo:font-size="18pt" fo:language="en" fo:country="US" fo:font-style="normal" fo:font-weight="bold" officeooo:rsid="002344e5" officeooo:paragraph-rsid="002344e5" style:font-size-asian="18pt" style:font-style-asian="normal" style:font-weight-asian="bold" style:font-size-complex="18pt" style:font-style-complex="normal" style:font-weight-complex="bold"/>
    </style:style>
    <style:style style:name="P42" style:family="paragraph" style:parent-style-name="Standard">
      <style:text-properties fo:color="#ce181e" fo:font-size="14pt" fo:language="en" fo:country="US" fo:font-style="italic" style:text-underline-style="solid" style:text-underline-width="auto" style:text-underline-color="font-color" fo:font-weight="bold" officeooo:rsid="001b8f1c" officeooo:paragraph-rsid="001b8f1c" style:font-size-asian="12.25pt" style:font-style-asian="italic" style:font-weight-asian="bold" style:font-size-complex="14pt" style:font-style-complex="italic" style:font-weight-complex="bold"/>
    </style:style>
    <style:style style:name="P43" style:family="paragraph" style:parent-style-name="Standard">
      <style:text-properties fo:color="#ce181e" fo:font-size="16pt" fo:language="en" fo:country="US" fo:font-style="italic" fo:font-weight="bold" officeooo:rsid="0022ca5e" officeooo:paragraph-rsid="0022ca5e" style:font-size-asian="16pt" style:font-style-asian="italic" style:font-weight-asian="bold" style:font-size-complex="16pt" style:font-style-complex="italic" style:font-weight-complex="bold"/>
    </style:style>
    <style:style style:name="P44" style:family="paragraph" style:parent-style-name="Standard">
      <style:text-properties fo:color="#ce181e" fo:font-size="15pt" fo:language="en" fo:country="US" fo:font-style="italic" fo:font-weight="bold" officeooo:rsid="0025d369" officeooo:paragraph-rsid="0025d369" style:font-size-asian="15pt" style:font-style-asian="italic" style:font-weight-asian="bold" style:font-size-complex="15pt" style:font-style-complex="italic" style:font-weight-complex="bold"/>
    </style:style>
    <style:style style:name="P45" style:family="paragraph" style:parent-style-name="Standard">
      <style:text-properties fo:language="en" fo:country="US" officeooo:paragraph-rsid="001b8f1c"/>
    </style:style>
    <style:style style:name="P46" style:family="paragraph" style:parent-style-name="Standard">
      <style:text-properties fo:font-variant="normal" fo:text-transform="none" fo:color="#242729" style:font-name="Liberation Serif" fo:font-size="14pt" fo:letter-spacing="normal" fo:language="en" fo:country="US" fo:font-style="normal" fo:font-weight="normal" officeooo:paragraph-rsid="00272ecb" style:font-size-asian="14pt" style:font-size-complex="14pt"/>
    </style:style>
    <style:style style:name="P47" style:family="paragraph" style:parent-style-name="Standard">
      <style:text-properties fo:font-size="19pt" fo:language="en" fo:country="US" fo:font-style="normal" fo:font-weight="bold" officeooo:rsid="0040c6e0" officeooo:paragraph-rsid="0040c6e0" style:font-size-asian="19pt" style:font-style-asian="normal" style:font-weight-asian="bold" style:font-size-complex="19pt" style:font-style-complex="normal" style:font-weight-complex="bold"/>
    </style:style>
    <style:style style:name="P48" style:family="paragraph" style:parent-style-name="Standard">
      <style:text-properties fo:color="#ff3333" fo:font-size="14pt" fo:language="en" fo:country="US" fo:font-style="normal" fo:font-weight="bold" officeooo:rsid="0045e7fd" officeooo:paragraph-rsid="0045e7fd" style:font-size-asian="12.25pt" style:font-style-asian="normal" style:font-weight-asian="bold" style:font-size-complex="14pt" style:font-style-complex="normal" style:font-weight-complex="bold"/>
    </style:style>
    <style:style style:name="P49" style:family="paragraph" style:parent-style-name="Text_20_body">
      <style:text-properties fo:font-variant="normal" fo:text-transform="none" fo:color="#242729" style:font-name="Liberation Serif" fo:font-size="14pt" fo:letter-spacing="normal" fo:language="en" fo:country="US" fo:font-style="normal" fo:font-weight="normal" officeooo:rsid="00272ecb" officeooo:paragraph-rsid="003ad5fa" style:font-size-asian="14pt" style:font-style-asian="normal" style:font-weight-asian="normal" style:font-size-complex="14pt" style:font-style-complex="normal" style:font-weight-complex="normal"/>
    </style:style>
    <style:style style:name="P50" style:family="paragraph" style:parent-style-name="Text_20_body">
      <style:text-properties fo:font-variant="normal" fo:text-transform="none" fo:color="#242729" style:font-name="Arial" fo:font-size="11.25pt" fo:letter-spacing="normal" fo:language="en" fo:country="US" fo:font-style="normal" fo:font-weight="normal" officeooo:rsid="0040c6e0" officeooo:paragraph-rsid="0040c6e0" style:font-size-asian="12.25pt" style:font-style-asian="normal" style:font-weight-asian="normal" style:font-size-complex="14pt" style:font-style-complex="normal" style:font-weight-complex="normal"/>
    </style:style>
    <style:style style:name="P5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4pt" fo:letter-spacing="normal" fo:language="en" fo:country="US" fo:font-style="normal" fo:font-weight="normal" officeooo:paragraph-rsid="003ad5fa" style:font-size-asian="14pt" style:font-size-complex="14pt"/>
    </style:style>
    <style:style style:name="P5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5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4" style:family="paragraph" style:parent-style-name="Standard">
      <style:text-properties fo:font-size="20pt" fo:language="en" fo:country="US" fo:font-style="normal" fo:font-weight="bold" officeooo:rsid="00398c54" officeooo:paragraph-rsid="004acb85" style:font-size-asian="20pt" style:font-style-asian="normal" style:font-weight-asian="bold" style:font-size-complex="20pt" style:font-style-complex="normal" style:font-weight-complex="bold"/>
    </style:style>
    <style:style style:name="P55" style:family="paragraph" style:parent-style-name="Standard">
      <style:text-properties fo:font-size="14pt" fo:language="en" fo:country="US" fo:font-style="normal" fo:font-weight="bold" officeooo:rsid="001b8f1c" officeooo:paragraph-rsid="001b8f1c" style:font-size-asian="12.25pt" style:font-style-asian="normal" style:font-weight-asian="bold" style:font-size-complex="14pt" style:font-style-complex="normal" style:font-weight-complex="bold"/>
    </style:style>
    <style:style style:name="P56" style:family="paragraph" style:parent-style-name="Standard">
      <style:text-properties fo:font-size="14pt" fo:language="en" fo:country="US" fo:font-style="normal" fo:font-weight="normal" officeooo:rsid="00257dbc" officeooo:paragraph-rsid="0024d432" style:font-size-asian="12.25pt" style:font-style-asian="normal" style:font-weight-asian="normal" style:font-size-complex="14pt" style:font-style-complex="normal" style:font-weight-complex="normal"/>
    </style:style>
    <style:style style:name="P57" style:family="paragraph" style:parent-style-name="Standard">
      <style:text-properties fo:font-size="14pt" fo:language="en" fo:country="US" fo:font-style="normal" fo:font-weight="normal" officeooo:rsid="00257dbc" officeooo:paragraph-rsid="00257dbc" style:font-size-asian="12.25pt" style:font-style-asian="normal" style:font-weight-asian="normal" style:font-size-complex="14pt" style:font-style-complex="normal" style:font-weight-complex="normal"/>
    </style:style>
    <style:style style:name="P58" style:family="paragraph" style:parent-style-name="Standard">
      <style:text-properties fo:font-size="14pt" fo:language="en" fo:country="US" fo:font-style="normal" fo:font-weight="normal" officeooo:rsid="0040c6e0" officeooo:paragraph-rsid="0040c6e0" style:font-size-asian="12.25pt" style:font-style-asian="normal" style:font-weight-asian="normal" style:font-size-complex="14pt" style:font-style-complex="normal" style:font-weight-complex="normal"/>
    </style:style>
    <style:style style:name="P59" style:family="paragraph" style:parent-style-name="Standard">
      <style:text-properties fo:font-size="14pt" fo:language="en" fo:country="US" fo:font-style="normal" fo:font-weight="normal" officeooo:rsid="00436516" officeooo:paragraph-rsid="0040c6e0" style:font-size-asian="12.25pt" style:font-style-asian="normal" style:font-weight-asian="normal" style:font-size-complex="14pt" style:font-style-complex="normal" style:font-weight-complex="normal"/>
    </style:style>
    <style:style style:name="P6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4pt" fo:letter-spacing="normal" fo:language="en" fo:country="US" fo:font-style="normal" fo:font-weight="normal" style:font-size-asian="14pt" style:font-size-complex="14pt"/>
    </style:style>
    <style:style style:name="P6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4pt" fo:letter-spacing="normal" fo:language="en" fo:country="US" fo:font-style="normal" fo:font-weight="normal" officeooo:paragraph-rsid="003ad5fa" style:font-size-asian="14pt" style:font-size-complex="14pt"/>
    </style:style>
    <style:style style:name="P6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4pt" fo:letter-spacing="normal" fo:language="en" fo:country="US" fo:font-style="normal" fo:font-weight="normal" officeooo:rsid="00272ecb" officeooo:paragraph-rsid="003ad5fa" style:font-size-asian="14pt" style:font-style-asian="normal" style:font-weight-asian="normal" style:font-size-complex="14pt" style:font-style-complex="normal" style:font-weight-complex="normal"/>
    </style:style>
    <style:style style:name="T1" style:family="text">
      <style:text-properties officeooo:rsid="001789d3"/>
    </style:style>
    <style:style style:name="T2" style:family="text">
      <style:text-properties fo:font-size="14pt" fo:font-style="normal" fo:font-weight="normal" officeooo:rsid="001b8f1c" style:font-size-asian="12.25pt" style:font-style-asian="normal" style:font-weight-asian="normal" style:font-size-complex="14pt" style:font-style-complex="normal" style:font-weight-complex="normal"/>
    </style:style>
    <style:style style:name="T3" style:family="text">
      <style:text-properties fo:font-size="14pt" fo:font-style="normal" fo:font-weight="bold" officeooo:rsid="001b8f1c" style:font-size-asian="12.25pt" style:font-style-asian="normal" style:font-weight-asian="bold" style:font-size-complex="14pt" style:font-style-complex="normal" style:font-weight-complex="bold"/>
    </style:style>
    <style:style style:name="T4" style:family="text">
      <style:text-properties officeooo:rsid="001ebbee"/>
    </style:style>
    <style:style style:name="T5" style:family="text">
      <style:text-properties officeooo:rsid="001f6821"/>
    </style:style>
    <style:style style:name="T6" style:family="text">
      <style:text-properties officeooo:rsid="0022ca5e"/>
    </style:style>
    <style:style style:name="T7" style:family="text">
      <style:text-properties fo:font-weight="bold" style:font-weight-asian="bold" style:font-weight-complex="bold"/>
    </style:style>
    <style:style style:name="T8" style:family="text">
      <style:text-properties fo:font-weight="bold" officeooo:rsid="0022ca5e" style:font-weight-asian="bold" style:font-weight-complex="bold"/>
    </style:style>
    <style:style style:name="T9" style:family="text">
      <style:text-properties fo:font-weight="bold" officeooo:rsid="002a52c8" style:font-weight-asian="bold" style:font-weight-complex="bold"/>
    </style:style>
    <style:style style:name="T10" style:family="text">
      <style:text-properties fo:font-weight="bold" officeooo:rsid="0025d369" style:font-weight-asian="bold" style:font-weight-complex="bold"/>
    </style:style>
    <style:style style:name="T11" style:family="text">
      <style:text-properties fo:font-weight="bold" officeooo:rsid="0032762d" style:font-weight-asian="bold" style:font-weight-complex="bold"/>
    </style:style>
    <style:style style:name="T12" style:family="text">
      <style:text-properties fo:font-weight="bold" officeooo:rsid="0038a322" style:font-weight-asian="bold" style:font-weight-complex="bold"/>
    </style:style>
    <style:style style:name="T13" style:family="text">
      <style:text-properties fo:font-weight="bold" officeooo:rsid="0040c6e0" style:font-weight-asian="bold" style:font-weight-complex="bold"/>
    </style:style>
    <style:style style:name="T14" style:family="text">
      <style:text-properties fo:font-weight="bold" officeooo:rsid="001b8f1c" style:font-weight-asian="bold" style:font-weight-complex="bold"/>
    </style:style>
    <style:style style:name="T15" style:family="text">
      <style:text-properties fo:font-weight="bold" officeooo:rsid="00246a18" style:font-weight-asian="bold" style:font-weight-complex="bold"/>
    </style:style>
    <style:style style:name="T16" style:family="text">
      <style:text-properties fo:font-weight="bold" officeooo:rsid="0024d432" style:font-weight-asian="bold" style:font-weight-complex="bold"/>
    </style:style>
    <style:style style:name="T17" style:family="text">
      <style:text-properties fo:font-weight="bold" officeooo:rsid="003cad15" style:font-weight-asian="bold" style:font-weight-complex="bold"/>
    </style:style>
    <style:style style:name="T18" style:family="text">
      <style:text-properties fo:font-weight="bold" officeooo:rsid="0030cd4d" style:font-weight-asian="bold" style:font-weight-complex="bold"/>
    </style:style>
    <style:style style:name="T19" style:family="text">
      <style:text-properties fo:font-weight="bold" officeooo:rsid="00497123" style:font-weight-asian="bold" style:font-weight-complex="bold"/>
    </style:style>
    <style:style style:name="T20" style:family="text">
      <style:text-properties officeooo:rsid="00246a18"/>
    </style:style>
    <style:style style:name="T21" style:family="text">
      <style:text-properties officeooo:rsid="0024d432"/>
    </style:style>
    <style:style style:name="T22" style:family="text">
      <style:text-properties officeooo:rsid="00257dbc"/>
    </style:style>
    <style:style style:name="T23" style:family="text">
      <style:text-properties officeooo:rsid="0025d369"/>
    </style:style>
    <style:style style:name="T24" style:family="text">
      <style:text-properties fo:color="#ce181e" officeooo:rsid="0038a322"/>
    </style:style>
    <style:style style:name="T25" style:family="text">
      <style:text-properties fo:color="#ce181e" fo:font-weight="bold" officeooo:rsid="0038a322" style:font-weight-asian="bold" style:font-weight-complex="bold"/>
    </style:style>
    <style:style style:name="T26" style:family="text">
      <style:text-properties officeooo:rsid="002c069e"/>
    </style:style>
    <style:style style:name="T27" style:family="text">
      <style:text-properties officeooo:rsid="002d61a1"/>
    </style:style>
    <style:style style:name="T28" style:family="text">
      <style:text-properties officeooo:rsid="0030cd4d"/>
    </style:style>
    <style:style style:name="T29" style:family="text">
      <style:text-properties officeooo:rsid="003144f1"/>
    </style:style>
    <style:style style:name="T30" style:family="text">
      <style:text-properties fo:font-variant="normal" fo:text-transform="none" fo:color="#242729" style:font-name="Liberation Serif" fo:letter-spacing="normal" style:font-size-asian="14pt"/>
    </style:style>
    <style:style style:name="T31" style:family="text">
      <style:text-properties fo:font-variant="normal" fo:text-transform="none" fo:color="#242729" style:font-name="Arial" fo:font-size="11.25pt" fo:letter-spacing="normal" fo:font-style="normal" fo:font-weight="normal"/>
    </style:style>
    <style:style style:name="T32" style:family="text">
      <style:text-properties fo:font-variant="normal" fo:text-transform="none" fo:color="#242729" style:font-name="inherit" fo:font-size="11.25pt" fo:letter-spacing="normal" fo:font-style="italic" fo:font-weight="normal" loext:padding="0cm" loext:border="none"/>
    </style:style>
    <style:style style:name="T33" style:family="text">
      <style:text-properties officeooo:rsid="0032762d"/>
    </style:style>
    <style:style style:name="T34" style:family="text">
      <style:text-properties officeooo:rsid="0032a68b"/>
    </style:style>
    <style:style style:name="T35" style:family="text">
      <style:text-properties officeooo:rsid="00347750"/>
    </style:style>
    <style:style style:name="T36" style:family="text">
      <style:text-properties officeooo:rsid="0038a322"/>
    </style:style>
    <style:style style:name="T37" style:family="text">
      <style:text-properties officeooo:rsid="003ad5fa"/>
    </style:style>
    <style:style style:name="T38" style:family="text">
      <style:text-properties officeooo:rsid="0040c6e0"/>
    </style:style>
    <style:style style:name="T39" style:family="text">
      <style:text-properties fo:color="#ff3333" officeooo:rsid="0045e7fd"/>
    </style:style>
    <style:style style:name="T40" style:family="text">
      <style:text-properties officeooo:rsid="00465281"/>
    </style:style>
    <style:style style:name="T41" style:family="text">
      <style:text-properties officeooo:rsid="00497123"/>
    </style:style>
    <style:style style:name="T42" style:family="text">
      <style:text-properties fo:color="#ff6600" officeooo:rsid="003144f1"/>
    </style:style>
    <style:style style:name="T43" style:family="text">
      <style:text-properties officeooo:rsid="004999b0"/>
    </style:style>
    <style:style style:name="T44" style:family="text">
      <style:text-properties officeooo:rsid="003afa2c"/>
    </style:style>
    <text:list-style style:name="L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Secure Web Browsing -<text:span text:style-name="T44">Part 2 ( How does HTTPS actually work ? )</text:span></text:p>
      <text:p text:style-name="P1"/>
      <text:p text:style-name="P1"><text:span text:style-name="T29">Have you ever wondered how that padlock that you see in the address bar assure your safety? <text:s/></text:span>What’s the <text:span text:style-name="T29">piece</text:span> of technology that <text:span text:style-name="T29">really </text:span>set <text:span text:style-name="T29">HTTPS </text:span>apart from HTTP and make it way more secure. <text:span text:style-name="T29">Lets dig deeper into this! </text:span></text:p>
      <text:p text:style-name="P2"/>
      <text:p text:style-name="P48"># post the pic of a padlock </text:p>
      <text:p text:style-name="P2"/>
      <text:p text:style-name="P34"><text:span text:style-name="T4">I have written an article about </text:span>&lt;a&gt;secure web browsing &lt;/a&gt;, <text:span text:style-name="T4">w</text:span>hich basically talks about HTTP and HTTPS. <text:s/>I will<text:span text:style-name="T39">######</text:span> referencing some topic form that article. I <text:span text:style-name="T4">would suggest you guys to have a look on that too so that</text:span> you and I <text:span text:style-name="T4">are</text:span> on the same page. </text:p>
      <text:p text:style-name="P34"/>
      <text:p text:style-name="P40">What is SSL/TLS ? </text:p>
      <text:p text:style-name="P3"/>
      <text:p text:style-name="P42">## <text:s/>post the picture on page 101 , that is basically telling https = http/ssl/ip</text:p>
      <text:p text:style-name="P42"/>
      <text:p text:style-name="P55">What differentiate HTTPS from being more secure that HTTP is SSL or TLS.</text:p>
      <text:p text:style-name="P45"><text:span text:style-name="T2">SSL and TLS stands for</text:span> <text:span text:style-name="T14">Secure Socket Layer</text:span><text:span text:style-name="T3"> </text:span><text:span text:style-name="T2">and</text:span><text:span text:style-name="T3"> Transport Layer Security</text:span><text:span text:style-name="T2"> respectively.</text:span></text:p>
      <text:p text:style-name="P3"><text:s/>Don’t get confused, they both mean the same thing, some books use the word SSL, <text:span text:style-name="T29">while the </text:span>others use TLS. </text:p>
      <text:p text:style-name="P5">SSL works on the <text:span text:style-name="T5">&lt;a&gt;</text:span><text:span text:style-name="T7">public key cryptography</text:span> <text:span text:style-name="T5">&lt;/a&gt;</text:span>, <text:span text:style-name="T29">which is a different topic by it self and</text:span><text:span text:style-name="T42"> I have covered it.</text:span><text:span text:style-name="T29"> <text:s/>But I will try giving you a gist of it.</text:span></text:p>
      <text:p text:style-name="P5"/>
      <text:p text:style-name="P7"><text:span text:style-name="T7">In public key cryptography, we </text:span><text:span text:style-name="T19">generate a </text:span><text:span text:style-name="T7">pair of keys, one is a public key and the other one is a private key. The files that you encrypt with you public key can only be decrypted only with your private key </text:span><text:span text:style-name="T19">and vicar-versa </text:span><text:span text:style-name="T7">because “maths”.</text:span> <text:s/>And when you go onto the <text:span text:style-name="T40">Internet</text:span> and send some request to the server , this is how the conversation occurs - </text:p>
      <text:p text:style-name="P6"/>
      <text:p text:style-name="P8"><text:span text:style-name="T7">User</text:span> – Hi, I want to talk to you on a secure connection. <text:s/></text:p>
      <text:p text:style-name="P9"><text:span text:style-name="T7">Server</text:span> – Okay, here is my <text:span text:style-name="T7">public </text:span><text:span text:style-name="T8">key</text:span><text:span text:style-name="T6">, </text:span><text:span text:style-name="T8">encrypt your request</text:span><text:span text:style-name="T6"> with my public key and send it to me. <text:s/></text:span></text:p>
      <text:p text:style-name="P10"><text:span text:style-name="T7">User</text:span> - ** encrypts the data with <text:span text:style-name="T41">server’s</text:span> public key and send it to the server **</text:p>
      <text:p text:style-name="P10"><text:span text:style-name="T7">Server</text:span> - ** it then decrypts the data with his private key <text:span text:style-name="T29">and sends him the data he has asked for encrypted with his private key </text:span>** </text:p>
      <text:p text:style-name="P10"><text:s text:c="9"/></text:p>
      <text:p text:style-name="P10">This looks perfect <text:span text:style-name="T20">(even thought it is not)</text:span>.<text:span text:style-name="T7"> Even if there was a person in the network </text:span><text:span text:style-name="T15">performing</text:span><text:span text:style-name="T7"> &lt;a&gt;man in the middle attack&lt;/a&gt;, the traffic he will be capturing will </text:span><text:span text:style-name="T15">all be encrypted and will look like noise.</text:span><text:span text:style-name="T7"> </text:span></text:p>
      <text:p text:style-name="P4"/>
      <text:p text:style-name="P43"><text:soft-page-break/>### Post the pic of some wireshark noise. . </text:p>
      <text:p text:style-name="P11"/>
      <text:p text:style-name="P11"/>
      <text:p text:style-name="P41">The flaw <text:span text:style-name="T40">in</text:span> the above method.</text:p>
      <text:p text:style-name="P11"/>
      <text:p text:style-name="P12">As some of you might have figured out, this m<text:span text:style-name="T20">et</text:span>hod is far from being perfect. Sorry I lied! </text:p>
      <text:p text:style-name="P13">The problem is, when the <text:span text:style-name="T20">server is sending his public key to the user, the network is not secure and any one can perform</text:span><text:span text:style-name="T15"> man in the middle attack </text:span><text:span text:style-name="T20">and get hold of the </text:span></text:p>
      <text:p text:style-name="P14">server’s public key . </text:p>
      <text:p text:style-name="P12"/>
      <text:p text:style-name="P12"><text:span text:style-name="T33">(read this conversation between the </text:span><text:span text:style-name="T11">attacker performing man in the middle attack</text:span><text:span text:style-name="T33">, </text:span><text:span text:style-name="T11">server</text:span><text:span text:style-name="T33"> and the</text:span><text:span text:style-name="T11"> user</text:span><text:span text:style-name="T33"> very carefully. <text:s text:c="2"/>)</text:span> <text:s/></text:p>
      <text:p text:style-name="P12"/>
      <text:p text:style-name="P16"><text:span text:style-name="T7">User</text:span> : <text:s text:c="6"/>Hi, I want to have a secure connection with you. Can you send me your <text:tab/><text:tab/><text:span text:style-name="T7">public key</text:span>?</text:p>
      <text:p text:style-name="P16"/>
      <text:p text:style-name="P15"><text:span text:style-name="T7">Server</text:span> : <text:s text:c="3"/>** send his public key to the user <text:s/>**</text:p>
      <text:p text:style-name="P15"/>
      <text:p text:style-name="P15"><text:span text:style-name="T7">attacker</text:span> : ** Get hold of the <text:span text:style-name="T7">server’s public key</text:span> that was suppose to be sent to the <text:s text:c="5"/><text:tab/><text:tab/>user and <text:span text:style-name="T22">swap</text:span> it with <text:span text:style-name="T7">his own public key</text:span> <text:s/>**</text:p>
      <text:p text:style-name="P15"/>
      <text:p text:style-name="P15"><text:span text:style-name="T7">user : <text:s text:c="8"/></text:span><text:s/>** <text:s/>Receives the <text:span text:style-name="T7">attacker’s public key</text:span>. He then<text:span text:style-name="T7"> encrypts </text:span><text:span text:style-name="T11">the request <text:s/><text:tab/><text:tab/><text:tab/></text:span><text:span text:style-name="T7">with attacker’s public key</text:span> and then send it to the server <text:s text:c="2"/>**</text:p>
      <text:p text:style-name="P15"/>
      <text:p text:style-name="P15"><text:span text:style-name="T7">attacker </text:span>: ** the encrypted <text:span text:style-name="T23">request to the server</text:span> is first passes though the attacker <text:tab/><text:tab/>and <text:span text:style-name="T7">he decrypt</text:span><text:span text:style-name="T11">s</text:span><text:span text:style-name="T7"> </text:span><text:span text:style-name="T10">it with </text:span><text:span text:style-name="T7">his private key</text:span> and then reads it and again <text:tab/><text:tab/><text:tab/><text:span text:style-name="T7">encrypt the </text:span><text:span text:style-name="T10">request</text:span> <text:s/>with the <text:span text:style-name="T7">server’s public key <text:s/></text:span>**</text:p>
      <text:p text:style-name="P15"/>
      <text:p text:style-name="P15"><text:span text:style-name="T7">Server</text:span> : <text:s text:c="6"/>** The server then <text:span text:style-name="T21">decrypts the user’s request with </text:span><text:span text:style-name="T16">server’s private ke</text:span><text:span text:style-name="T21">y a<text:tab/><text:tab/>and then send the requested data, </text:span><text:span text:style-name="T16">encrypted with his private key</text:span><text:span text:style-name="T21"> </text:span><text:s/>**</text:p>
      <text:p text:style-name="P15"/>
      <text:p text:style-name="P16"><text:span text:style-name="T7">attacker</text:span> : ** He then decrypts the data <text:span text:style-name="T7">with server’s public key</text:span> and then reads it and <text:tab/><text:tab/> <text:s/>perhaps modify it and as he did in the start, he encrypts it with server’s <text:tab/><text:tab/> <text:s/>public key and send it to the user <text:s/>**</text:p>
      <text:p text:style-name="P56"/>
      <text:p text:style-name="P17"/>
      <text:p text:style-name="P17"/>
      <text:p text:style-name="P17"/>
      <text:p text:style-name="P19">This is the <text:span text:style-name="T7">classic man in the middle attac</text:span>k. No one knows that their session is been recorded. And of course this is happening in the milliseconds. <text:span text:style-name="T7">The attacker is decrypting the data and then saving it in the text file and the encrypting it back. </text:span></text:p>
      <text:p text:style-name="P18"/>
      <text:p text:style-name="P35">SSL certificates </text:p>
      <text:p text:style-name="P35"><text:soft-page-break/></text:p>
      <text:p text:style-name="P20">The solution <text:span text:style-name="T35">for the</text:span> <text:span text:style-name="T34">above mentioned problem is </text:span><text:span text:style-name="T7">SSL certificates</text:span>. The network is build on trust. <text:span text:style-name="T34">The site’s certificate is signed by the </text:span><text:span text:style-name="T9">authorities <text:s/></text:span><text:span text:style-name="T12">with their own private key</text:span></text:p>
      <text:p text:style-name="P21"><text:span text:style-name="T7">Authorities</text:span> are the companies, which certify that the site you <text:span text:style-name="T27">visit</text:span> is legi<text:span text:style-name="T34">t which means that no one can change the packets in the middle and the request you are sending and receiving is coming from where it is intended to be</text:span>. If the site is has an SSL certificate, you will see <text:span text:style-name="T36">a</text:span><text:span text:style-name="T12"> </text:span><text:span text:style-name="T7">padloc</text:span>k <text:span text:style-name="T36">at your address bar</text:span>. This certificate is what makes the site <text:span text:style-name="T7">secure. </text:span></text:p>
      <text:p text:style-name="P21"><text:span text:style-name="T26">In layman’s terms,</text:span> a site <text:span text:style-name="T27">that has</text:span> a SSL certificate <text:span text:style-name="T27">is HTTPS and otherwise it it HTTP.</text:span></text:p>
      <text:p text:style-name="P36"/>
      <text:p text:style-name="P37">How does SSL certificate assures <text:span text:style-name="T28">if the connection is secure</text:span>?</text:p>
      <text:p text:style-name="P22"/>
      <text:p text:style-name="P23"/>
      <text:p text:style-name="P23"><text:span text:style-name="T36">T</text:span>he SSL certificate <text:span text:style-name="T36">is</text:span> signed <text:span text:style-name="T35">by the authorities </text:span>for your <text:span text:style-name="T35">website</text:span>, <text:span text:style-name="T36">with their own private key.</text:span></text:p>
      <text:p text:style-name="P23"/>
      <text:p text:style-name="P24"><text:span text:style-name="T30">Your web browser comes installed with the public keys of all of the major certificate authorities.</text:span> Which basically include the </text:p>
      <text:p text:style-name="P24"><text:span text:style-name="T37">1)</text:span>validity of the certificate</text:p>
      <text:p text:style-name="P24"><text:span text:style-name="T37">2)</text:span> name of the authorities that signed the certificate</text:p>
      <text:p text:style-name="P24"><text:span text:style-name="T37">3) </text:span>public key</text:p>
      <text:p text:style-name="P31">4) domain name</text:p>
      <text:p text:style-name="P31">5) IP address <text:span text:style-name="T43">of the server on which the site is hosted </text:span></text:p>
      <text:p text:style-name="P33"/>
      <text:p text:style-name="P33"/>
      <text:p text:style-name="P24"><text:s/>All these certificates are updated and modified from time to time.<text:span text:style-name="T7"> </text:span><text:span text:style-name="T12">Here is the &lt;a href = “</text:span><text:span text:style-name="T25"> enter the link </text:span><text:span text:style-name="T12">”&gt;link&lt;/a&gt; to the Firefox’s certificate to give you an idea how the file look like. </text:span></text:p>
      <text:p text:style-name="P25"/>
      <text:p text:style-name="P25">When you request a secure connection to the server, the server sends <text:span text:style-name="T7">his </text:span><text:span text:style-name="T17">pu</text:span><text:span text:style-name="T7">blic key</text:span> and the<text:span text:style-name="T7"> </text:span><text:span text:style-name="T18">certificate signed by the authority </text:span><text:span text:style-name="T28">claiming its authenticity ( meaning it is coming from the right server and none of the packets are manipulated). </text:span></text:p>
      <text:p text:style-name="P27">Your browser will then show you that padlock sign and claim it to be secure and would decrypt the data into human readable form. </text:p>
      <text:p text:style-name="P27"/>
      <text:p text:style-name="P27">If an attack changes one bit of those keys , the maths doesn’t add up.<text:span text:style-name="T38"> You get a message in your browser that </text:span><text:span text:style-name="T13">the connection with this site is not secure. </text:span></text:p>
      <text:p text:style-name="P27"/>
      <text:p text:style-name="P59"/>
      <text:p text:style-name="P59"/>
      <text:p text:style-name="P47"><text:soft-page-break/>What does signing the certificate really mean ? </text:p>
      <text:p text:style-name="P28"/>
      <text:p text:style-name="P28">By <text:span text:style-name="T41">now might be scratching your head thinking what really does signing the certificate really means ? </text:span></text:p>
      <text:p text:style-name="P32">In a nut shell, these certificate authorities sign your website with their private key. And as I have told you earlier, when you download browser, you get the list of some <text:s/>popular Certificate Authorities, along with their public key. Your browser unlocks the private key with the public key and then assures you that it is a certified site and you are safe while browsing the site </text:p>
      <text:p text:style-name="P32"/>
      <text:p text:style-name="P32"/>
      <text:p text:style-name="P32"/>
      <text:p text:style-name="P29"/>
      <text:p text:style-name="P28"/>
      <text:p text:style-name="P28"/>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6"/>
      <text:list xml:id="list8330658419074704111" text:style-name="L1">
        <text:list-item>
          <text:p text:style-name="P60">Your web browser generates a shared symmetric key which will be used to encrypt the HTTP traffic on this connection; this is much more efficient than using public/private key encryption for everything. Your browser encrypts the symmetric key with the public key of the web server then sends it back, thus <text:soft-page-break/>ensuring that only the web server can decrypt it, since only the web server has its private key.</text:p>
        </text:list-item>
      </text:list>
      <text:p text:style-name="P51">Note that the certificate authority (CA) is essential to preventing man-in-the-middle attacks. However, even an unsigned certificate will prevent someone from passively listening in on your encrypted traffic, since they have no way to gain access to your shared symmetric key.</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49">Your web browser downloads the web server's certificate, which contains the public key of the web server. This certificate is signed with the private key of a trusted certificate authority.</text:p>
      <text:list xml:id="list130352563113225" text:continue-numbering="true" text:style-name="L1">
        <text:list-item>
          <text:p text:style-name="P61">. It uses this public key to verify that the web server's certificate was indeed signed by the trusted certificate authority.</text:p>
        </text:list-item>
        <text:list-item>
          <text:p text:style-name="P62">The certificate contains the domain name and/or ip address of the web server. Your web browser confirms with the certificate authority that the address listed in the certificate is the one to which it has an open conne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1:08:26.886000000</meta:creation-date>
    <dc:date>2017-10-14T13:03:50.637319196</dc:date>
    <meta:editing-duration>PT1H12M34S</meta:editing-duration>
    <meta:editing-cycles>9</meta:editing-cycles>
    <meta:generator>LibreOffice/5.2.7.2$Linux_X86_64 LibreOffice_project/20m0$Build-2</meta:generator>
    <meta:document-statistic meta:table-count="0" meta:image-count="0" meta:object-count="0" meta:page-count="5" meta:paragraph-count="55" meta:word-count="1326" meta:character-count="7310" meta:non-whitespace-character-count="5929"/>
  </office:meta>
</office:document-meta>
</file>